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1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fo:background-color="#dddddd" style:rotation-align="none"/>
    </style:style>
    <style:style style:name="ce5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_cost_IFE" table:style-name="ta1">
        <table:shapes>
          <draw:frame draw:z-index="0" draw:style-name="gr1" draw:text-style-name="P1" svg:width="453.51pt" svg:height="255.09pt" svg:x="450.85pt" svg:y="41.22pt">
            <draw:object draw:notify-on-update-of-ranges="Total_cost_IFE.A4:Total_cost_IFE.A4 Total_cost_IFE.A11:Total_cost_IFE.A31 Total_cost_IFE.C4:Total_cost_IFE.C4 Total_cost_IFE.C11:Total_cost_IFE.C31 Total_cost_IFE.B4:Total_cost_IFE.B4 Total_cost_IFE.B11:Total_cost_IFE.B31 Total_cost_IFE.D4:Total_cost_IFE.D4 Total_cost_IFE.D11:Total_cost_IFE.D31 Total_cost_IFE.F4:Total_cost_IFE.F4 Total_cost_IFE.F11:Total_cost_IFE.F31 Total_cost_IFE.E4:Total_cost_IFE.E4 Total_cost_IFE.E11:Total_cost_IFE.E31 Total_cost_IFE.G4:Total_cost_IFE.G4 Total_cost_IFE.G11:Total_cost_IFE.G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ce4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IFE cost, Pension mobility indexation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IFE cost, CPI indexation</text:p>
          </table:table-cell>
          <table:covered-table-cell table:number-columns-repeated="2" table:style-name="ce3"/>
        </table:table-row>
        <table:table-row table:style-name="ro1">
          <table:table-cell table:style-name="Default"/>
          <table:table-cell office:value-type="string" calcext:value-type="string">
            <text:p>Central, pension mobility indexation</text:p>
          </table:table-cell>
          <table:table-cell office:value-type="string" calcext:value-type="string">
            <text:p>Low, pension mobility indexation</text:p>
          </table:table-cell>
          <table:table-cell office:value-type="string" calcext:value-type="string">
            <text:p>High, pension mobility indexation</text:p>
          </table:table-cell>
          <table:table-cell office:value-type="string" calcext:value-type="string">
            <text:p>Central, CPI indexation</text:p>
          </table:table-cell>
          <table:table-cell office:value-type="string" calcext:value-type="string">
            <text:p>Low, CPI indexation</text:p>
          </table:table-cell>
          <table:table-cell office:value-type="string" calcext:value-type="string">
            <text:p>High, CPI indexatio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140953439257206" calcext:value-type="percentage">
            <text:p>1.41%</text:p>
          </table:table-cell>
          <table:table-cell office:value-type="percentage" office:value="0.0140125146255136" calcext:value-type="percentage">
            <text:p>1.40%</text:p>
          </table:table-cell>
          <table:table-cell office:value-type="percentage" office:value="0.0138699674397546" calcext:value-type="percentage">
            <text:p>1.39%</text:p>
          </table:table-cell>
          <table:table-cell office:value-type="percentage" office:value="0.0140953439257206" calcext:value-type="percentage">
            <text:p>1.41%</text:p>
          </table:table-cell>
          <table:table-cell office:value-type="percentage" office:value="0.0140125146255136" calcext:value-type="percentage">
            <text:p>1.40%</text:p>
          </table:table-cell>
          <table:table-cell office:value-type="percentage" office:value="0.0138699674397546" calcext:value-type="percentage">
            <text:p>1.39%</text:p>
          </table:table-cell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percentage" office:value="0.0161091338348497" calcext:value-type="percentage">
            <text:p>1.61%</text:p>
          </table:table-cell>
          <table:table-cell table:style-name="ce5" office:value-type="percentage" office:value="0.0164411482873542" calcext:value-type="percentage">
            <text:p>1.64%</text:p>
          </table:table-cell>
          <table:table-cell table:style-name="ce5" office:value-type="percentage" office:value="0.0165998947048172" calcext:value-type="percentage">
            <text:p>1.66%</text:p>
          </table:table-cell>
          <table:table-cell table:style-name="ce5" office:value-type="percentage" office:value="0.0174562289747186" calcext:value-type="percentage">
            <text:p>1.75%</text:p>
          </table:table-cell>
          <table:table-cell table:style-name="ce5" office:value-type="percentage" office:value="0.0181566053432104" calcext:value-type="percentage">
            <text:p>1.82%</text:p>
          </table:table-cell>
          <table:table-cell table:style-name="ce5" office:value-type="percentage" office:value="0.0172244180347486" calcext:value-type="percentage">
            <text:p>1.72%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15668791863277" calcext:value-type="percentage">
            <text:p>1.57%</text:p>
          </table:table-cell>
          <table:table-cell office:value-type="percentage" office:value="0.0163567649633988" calcext:value-type="percentage">
            <text:p>1.64%</text:p>
          </table:table-cell>
          <table:table-cell office:value-type="percentage" office:value="0.0167170959730938" calcext:value-type="percentage">
            <text:p>1.67%</text:p>
          </table:table-cell>
          <table:table-cell office:value-type="percentage" office:value="0.0156860895252075" calcext:value-type="percentage">
            <text:p>1.57%</text:p>
          </table:table-cell>
          <table:table-cell office:value-type="percentage" office:value="0.0170710266009058" calcext:value-type="percentage">
            <text:p>1.71%</text:p>
          </table:table-cell>
          <table:table-cell office:value-type="percentage" office:value="0.0156140830174473" calcext:value-type="percentage">
            <text:p>1.56%</text:p>
          </table:table-cell>
        </table:table-row>
        <table:table-row table:style-name="ro1">
          <table:table-cell table:style-name="ce2" office:value-type="float" office:value="2023" calcext:value-type="float">
            <text:p>2023</text:p>
          </table:table-cell>
          <table:table-cell table:style-name="ce5" office:value-type="percentage" office:value="0.0156441126404711" calcext:value-type="percentage">
            <text:p>1.56%</text:p>
          </table:table-cell>
          <table:table-cell table:style-name="ce5" office:value-type="percentage" office:value="0.0156985439003589" calcext:value-type="percentage">
            <text:p>1.57%</text:p>
          </table:table-cell>
          <table:table-cell table:style-name="ce5" office:value-type="percentage" office:value="0.0163570267454187" calcext:value-type="percentage">
            <text:p>1.64%</text:p>
          </table:table-cell>
          <table:table-cell table:style-name="ce5" office:value-type="percentage" office:value="0.0145749997384215" calcext:value-type="percentage">
            <text:p>1.46%</text:p>
          </table:table-cell>
          <table:table-cell table:style-name="ce5" office:value-type="percentage" office:value="0.0153491829899329" calcext:value-type="percentage">
            <text:p>1.53%</text:p>
          </table:table-cell>
          <table:table-cell table:style-name="ce5" office:value-type="percentage" office:value="0.0138929966032844" calcext:value-type="percentage">
            <text:p>1.39%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percentage" office:value="0.0147426156214015" calcext:value-type="percentage">
            <text:p>1.47%</text:p>
          </table:table-cell>
          <table:table-cell office:value-type="percentage" office:value="0.0150925557450811" calcext:value-type="percentage">
            <text:p>1.51%</text:p>
          </table:table-cell>
          <table:table-cell office:value-type="percentage" office:value="0.0156722426333391" calcext:value-type="percentage">
            <text:p>1.57%</text:p>
          </table:table-cell>
          <table:table-cell office:value-type="percentage" office:value="0.0130279711713245" calcext:value-type="percentage">
            <text:p>1.30%</text:p>
          </table:table-cell>
          <table:table-cell office:value-type="percentage" office:value="0.0140205412524613" calcext:value-type="percentage">
            <text:p>1.40%</text:p>
          </table:table-cell>
          <table:table-cell office:value-type="percentage" office:value="0.0125809594334379" calcext:value-type="percentage">
            <text:p>1.26%</text:p>
          </table:table-cell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5" office:value-type="percentage" office:value="0.0140368327435751" calcext:value-type="percentage">
            <text:p>1.40%</text:p>
          </table:table-cell>
          <table:table-cell table:style-name="ce5" office:value-type="percentage" office:value="0.0145269303325741" calcext:value-type="percentage">
            <text:p>1.45%</text:p>
          </table:table-cell>
          <table:table-cell table:style-name="ce5" office:value-type="percentage" office:value="0.0144015258356375" calcext:value-type="percentage">
            <text:p>1.44%</text:p>
          </table:table-cell>
          <table:table-cell table:style-name="ce5" office:value-type="percentage" office:value="0.0119254719522791" calcext:value-type="percentage">
            <text:p>1.19%</text:p>
          </table:table-cell>
          <table:table-cell table:style-name="ce5" office:value-type="percentage" office:value="0.0130559687645288" calcext:value-type="percentage">
            <text:p>1.31%</text:p>
          </table:table-cell>
          <table:table-cell table:style-name="ce5" office:value-type="percentage" office:value="0.0111325631346775" calcext:value-type="percentage">
            <text:p>1.11%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percentage" office:value="0.0134190025886239" calcext:value-type="percentage">
            <text:p>1.34%</text:p>
          </table:table-cell>
          <table:table-cell office:value-type="percentage" office:value="0.0137068872958734" calcext:value-type="percentage">
            <text:p>1.37%</text:p>
          </table:table-cell>
          <table:table-cell office:value-type="percentage" office:value="0.0136911995831407" calcext:value-type="percentage">
            <text:p>1.37%</text:p>
          </table:table-cell>
          <table:table-cell office:value-type="percentage" office:value="0.0109639103034344" calcext:value-type="percentage">
            <text:p>1.10%</text:p>
          </table:table-cell>
          <table:table-cell office:value-type="percentage" office:value="0.0118758347336671" calcext:value-type="percentage">
            <text:p>1.19%</text:p>
          </table:table-cell>
          <table:table-cell office:value-type="percentage" office:value="0.00988641348575916" calcext:value-type="percentage">
            <text:p>0.99%</text:p>
          </table:table-cell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5" office:value-type="percentage" office:value="0.012306348712894" calcext:value-type="percentage">
            <text:p>1.23%</text:p>
          </table:table-cell>
          <table:table-cell table:style-name="ce5" office:value-type="percentage" office:value="0.0130700260594444" calcext:value-type="percentage">
            <text:p>1.31%</text:p>
          </table:table-cell>
          <table:table-cell table:style-name="ce5" office:value-type="percentage" office:value="0.0130455541921885" calcext:value-type="percentage">
            <text:p>1.30%</text:p>
          </table:table-cell>
          <table:table-cell table:style-name="ce5" office:value-type="percentage" office:value="0.00963706815924291" calcext:value-type="percentage">
            <text:p>0.96%</text:p>
          </table:table-cell>
          <table:table-cell table:style-name="ce5" office:value-type="percentage" office:value="0.010905378099361" calcext:value-type="percentage">
            <text:p>1.09%</text:p>
          </table:table-cell>
          <table:table-cell table:style-name="ce5" office:value-type="percentage" office:value="0.00896093266452819" calcext:value-type="percentage">
            <text:p>0.90%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percentage" office:value="0.01182006387922" calcext:value-type="percentage">
            <text:p>1.18%</text:p>
          </table:table-cell>
          <table:table-cell office:value-type="percentage" office:value="0.0121849276216636" calcext:value-type="percentage">
            <text:p>1.22%</text:p>
          </table:table-cell>
          <table:table-cell office:value-type="percentage" office:value="0.0118687904158169" calcext:value-type="percentage">
            <text:p>1.19%</text:p>
          </table:table-cell>
          <table:table-cell office:value-type="percentage" office:value="0.00898171497556375" calcext:value-type="percentage">
            <text:p>0.90%</text:p>
          </table:table-cell>
          <table:table-cell office:value-type="percentage" office:value="0.00987212642906077" calcext:value-type="percentage">
            <text:p>0.99%</text:p>
          </table:table-cell>
          <table:table-cell office:value-type="percentage" office:value="0.00796761343533385" calcext:value-type="percentage">
            <text:p>0.80%</text:p>
          </table:table-cell>
        </table:table-row>
        <table:table-row table:style-name="ro1">
          <table:table-cell table:style-name="ce2" office:value-type="float" office:value="2029" calcext:value-type="float">
            <text:p>2029</text:p>
          </table:table-cell>
          <table:table-cell table:style-name="ce5" office:value-type="percentage" office:value="0.0106743078180979" calcext:value-type="percentage">
            <text:p>1.07%</text:p>
          </table:table-cell>
          <table:table-cell table:style-name="ce5" office:value-type="percentage" office:value="0.0111691599237664" calcext:value-type="percentage">
            <text:p>1.12%</text:p>
          </table:table-cell>
          <table:table-cell table:style-name="ce5" office:value-type="percentage" office:value="0.0108325228646062" calcext:value-type="percentage">
            <text:p>1.08%</text:p>
          </table:table-cell>
          <table:table-cell table:style-name="ce5" office:value-type="percentage" office:value="0.00798148063263601" calcext:value-type="percentage">
            <text:p>0.80%</text:p>
          </table:table-cell>
          <table:table-cell table:style-name="ce5" office:value-type="percentage" office:value="0.00888632474039792" calcext:value-type="percentage">
            <text:p>0.89%</text:p>
          </table:table-cell>
          <table:table-cell table:style-name="ce5" office:value-type="percentage" office:value="0.00713089630148658" calcext:value-type="percentage">
            <text:p>0.71%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percentage" office:value="0.00945037761225839" calcext:value-type="percentage">
            <text:p>0.95%</text:p>
          </table:table-cell>
          <table:table-cell office:value-type="percentage" office:value="0.0100775155420735" calcext:value-type="percentage">
            <text:p>1.01%</text:p>
          </table:table-cell>
          <table:table-cell office:value-type="percentage" office:value="0.00943290239204198" calcext:value-type="percentage">
            <text:p>0.94%</text:p>
          </table:table-cell>
          <table:table-cell office:value-type="percentage" office:value="0.00698291988662539" calcext:value-type="percentage">
            <text:p>0.70%</text:p>
          </table:table-cell>
          <table:table-cell office:value-type="percentage" office:value="0.00796798209853379" calcext:value-type="percentage">
            <text:p>0.80%</text:p>
          </table:table-cell>
          <table:table-cell office:value-type="percentage" office:value="0.00610739810510005" calcext:value-type="percentage">
            <text:p>0.61%</text:p>
          </table:table-cell>
        </table:table-row>
        <table:table-row table:style-name="ro1">
          <table:table-cell table:style-name="ce2" office:value-type="float" office:value="2031" calcext:value-type="float">
            <text:p>2031</text:p>
          </table:table-cell>
          <table:table-cell table:style-name="ce5" office:value-type="percentage" office:value="0.00865700284515599" calcext:value-type="percentage">
            <text:p>0.87%</text:p>
          </table:table-cell>
          <table:table-cell table:style-name="ce5" office:value-type="percentage" office:value="0.00895052131206802" calcext:value-type="percentage">
            <text:p>0.90%</text:p>
          </table:table-cell>
          <table:table-cell table:style-name="ce5" office:value-type="percentage" office:value="0.0086369001921462" calcext:value-type="percentage">
            <text:p>0.86%</text:p>
          </table:table-cell>
          <table:table-cell table:style-name="ce5" office:value-type="percentage" office:value="0.00632974001637966" calcext:value-type="percentage">
            <text:p>0.63%</text:p>
          </table:table-cell>
          <table:table-cell table:style-name="ce5" office:value-type="percentage" office:value="0.00703139516670902" calcext:value-type="percentage">
            <text:p>0.70%</text:p>
          </table:table-cell>
          <table:table-cell table:style-name="ce5" office:value-type="percentage" office:value="0.00550601172002783" calcext:value-type="percentage">
            <text:p>0.55%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percentage" office:value="0.00775235279960389" calcext:value-type="percentage">
            <text:p>0.78%</text:p>
          </table:table-cell>
          <table:table-cell office:value-type="percentage" office:value="0.00808802169820513" calcext:value-type="percentage">
            <text:p>0.81%</text:p>
          </table:table-cell>
          <table:table-cell office:value-type="percentage" office:value="0.00765843362746271" calcext:value-type="percentage">
            <text:p>0.77%</text:p>
          </table:table-cell>
          <table:table-cell office:value-type="percentage" office:value="0.00563918317247442" calcext:value-type="percentage">
            <text:p>0.56%</text:p>
          </table:table-cell>
          <table:table-cell office:value-type="percentage" office:value="0.00633808142789642" calcext:value-type="percentage">
            <text:p>0.63%</text:p>
          </table:table-cell>
          <table:table-cell office:value-type="percentage" office:value="0.00480963856537754" calcext:value-type="percentage">
            <text:p>0.48%</text:p>
          </table:table-cell>
        </table:table-row>
        <table:table-row table:style-name="ro1">
          <table:table-cell table:style-name="ce2" office:value-type="float" office:value="2033" calcext:value-type="float">
            <text:p>2033</text:p>
          </table:table-cell>
          <table:table-cell table:style-name="ce5" office:value-type="percentage" office:value="0.00674122950527806" calcext:value-type="percentage">
            <text:p>0.67%</text:p>
          </table:table-cell>
          <table:table-cell table:style-name="ce5" office:value-type="percentage" office:value="0.00701026735390772" calcext:value-type="percentage">
            <text:p>0.70%</text:p>
          </table:table-cell>
          <table:table-cell table:style-name="ce5" office:value-type="percentage" office:value="0.00651347740805986" calcext:value-type="percentage">
            <text:p>0.65%</text:p>
          </table:table-cell>
          <table:table-cell table:style-name="ce5" office:value-type="percentage" office:value="0.00488986194215999" calcext:value-type="percentage">
            <text:p>0.49%</text:p>
          </table:table-cell>
          <table:table-cell table:style-name="ce5" office:value-type="percentage" office:value="0.00549704746367812" calcext:value-type="percentage">
            <text:p>0.55%</text:p>
          </table:table-cell>
          <table:table-cell table:style-name="ce5" office:value-type="percentage" office:value="0.00404212201443158" calcext:value-type="percentage">
            <text:p>0.40%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percentage" office:value="0.00570961765993716" calcext:value-type="percentage">
            <text:p>0.57%</text:p>
          </table:table-cell>
          <table:table-cell office:value-type="percentage" office:value="0.0059864794584103" calcext:value-type="percentage">
            <text:p>0.60%</text:p>
          </table:table-cell>
          <table:table-cell office:value-type="percentage" office:value="0.0053334712252001" calcext:value-type="percentage">
            <text:p>0.53%</text:p>
          </table:table-cell>
          <table:table-cell office:value-type="percentage" office:value="0.00411414098726928" calcext:value-type="percentage">
            <text:p>0.41%</text:p>
          </table:table-cell>
          <table:table-cell office:value-type="percentage" office:value="0.00466867659077586" calcext:value-type="percentage">
            <text:p>0.47%</text:p>
          </table:table-cell>
          <table:table-cell office:value-type="percentage" office:value="0.00327027102546947" calcext:value-type="percentage">
            <text:p>0.33%</text:p>
          </table:table-cell>
        </table:table-row>
        <table:table-row table:style-name="ro1">
          <table:table-cell table:style-name="ce2" office:value-type="float" office:value="2035" calcext:value-type="float">
            <text:p>2035</text:p>
          </table:table-cell>
          <table:table-cell table:style-name="ce5" office:value-type="percentage" office:value="0.00473849521594959" calcext:value-type="percentage">
            <text:p>0.47%</text:p>
          </table:table-cell>
          <table:table-cell table:style-name="ce5" office:value-type="percentage" office:value="0.00541807759401968" calcext:value-type="percentage">
            <text:p>0.54%</text:p>
          </table:table-cell>
          <table:table-cell table:style-name="ce5" office:value-type="percentage" office:value="0.00444529925450063" calcext:value-type="percentage">
            <text:p>0.44%</text:p>
          </table:table-cell>
          <table:table-cell table:style-name="ce5" office:value-type="percentage" office:value="0.00338364738549536" calcext:value-type="percentage">
            <text:p>0.34%</text:p>
          </table:table-cell>
          <table:table-cell table:style-name="ce5" office:value-type="percentage" office:value="0.00420942205954942" calcext:value-type="percentage">
            <text:p>0.42%</text:p>
          </table:table-cell>
          <table:table-cell table:style-name="ce5" office:value-type="percentage" office:value="0.00270037109935816" calcext:value-type="percentage">
            <text:p>0.27%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percentage" office:value="0.00419374414769952" calcext:value-type="percentage">
            <text:p>0.42%</text:p>
          </table:table-cell>
          <table:table-cell office:value-type="percentage" office:value="0.00446283742707352" calcext:value-type="percentage">
            <text:p>0.45%</text:p>
          </table:table-cell>
          <table:table-cell office:value-type="percentage" office:value="0.00382865767223766" calcext:value-type="percentage">
            <text:p>0.38%</text:p>
          </table:table-cell>
          <table:table-cell office:value-type="percentage" office:value="0.00297729536101603" calcext:value-type="percentage">
            <text:p>0.30%</text:p>
          </table:table-cell>
          <table:table-cell office:value-type="percentage" office:value="0.00345688386347211" calcext:value-type="percentage">
            <text:p>0.35%</text:p>
          </table:table-cell>
          <table:table-cell office:value-type="percentage" office:value="0.00230261407622633" calcext:value-type="percentage">
            <text:p>0.23%</text:p>
          </table:table-cell>
        </table:table-row>
        <table:table-row table:style-name="ro1">
          <table:table-cell table:style-name="ce2" office:value-type="float" office:value="2037" calcext:value-type="float">
            <text:p>2037</text:p>
          </table:table-cell>
          <table:table-cell table:style-name="ce5" office:value-type="percentage" office:value="0.00327429664165048" calcext:value-type="percentage">
            <text:p>0.33%</text:p>
          </table:table-cell>
          <table:table-cell table:style-name="ce5" office:value-type="percentage" office:value="0.00401412466763936" calcext:value-type="percentage">
            <text:p>0.40%</text:p>
          </table:table-cell>
          <table:table-cell table:style-name="ce5" office:value-type="percentage" office:value="0.0031312878646476" calcext:value-type="percentage">
            <text:p>0.31%</text:p>
          </table:table-cell>
          <table:table-cell table:style-name="ce5" office:value-type="percentage" office:value="0.00231160321584474" calcext:value-type="percentage">
            <text:p>0.23%</text:p>
          </table:table-cell>
          <table:table-cell table:style-name="ce5" office:value-type="percentage" office:value="0.00310589532896323" calcext:value-type="percentage">
            <text:p>0.31%</text:p>
          </table:table-cell>
          <table:table-cell table:style-name="ce5" office:value-type="percentage" office:value="0.00186648617492468" calcext:value-type="percentage">
            <text:p>0.19%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percentage" office:value="0.00288765118384808" calcext:value-type="percentage">
            <text:p>0.29%</text:p>
          </table:table-cell>
          <table:table-cell office:value-type="percentage" office:value="0.00325684203471095" calcext:value-type="percentage">
            <text:p>0.33%</text:p>
          </table:table-cell>
          <table:table-cell office:value-type="percentage" office:value="0.0024476197950608" calcext:value-type="percentage">
            <text:p>0.24%</text:p>
          </table:table-cell>
          <table:table-cell office:value-type="percentage" office:value="0.00202577800692116" calcext:value-type="percentage">
            <text:p>0.20%</text:p>
          </table:table-cell>
          <table:table-cell office:value-type="percentage" office:value="0.00251477464419116" calcext:value-type="percentage">
            <text:p>0.25%</text:p>
          </table:table-cell>
          <table:table-cell office:value-type="percentage" office:value="0.00144766697988913" calcext:value-type="percentage">
            <text:p>0.14%</text:p>
          </table:table-cell>
        </table:table-row>
        <table:table-row table:style-name="ro1">
          <table:table-cell table:style-name="ce2" office:value-type="float" office:value="2039" calcext:value-type="float">
            <text:p>2039</text:p>
          </table:table-cell>
          <table:table-cell table:style-name="ce5" office:value-type="percentage" office:value="0.00244079995122915" calcext:value-type="percentage">
            <text:p>0.24%</text:p>
          </table:table-cell>
          <table:table-cell table:style-name="ce5" office:value-type="percentage" office:value="0.00284851472014792" calcext:value-type="percentage">
            <text:p>0.28%</text:p>
          </table:table-cell>
          <table:table-cell table:style-name="ce5" office:value-type="percentage" office:value="0.00195082336143174" calcext:value-type="percentage">
            <text:p>0.20%</text:p>
          </table:table-cell>
          <table:table-cell table:style-name="ce5" office:value-type="percentage" office:value="0.00170187388964154" calcext:value-type="percentage">
            <text:p>0.17%</text:p>
          </table:table-cell>
          <table:table-cell table:style-name="ce5" office:value-type="percentage" office:value="0.0021978491505926" calcext:value-type="percentage">
            <text:p>0.22%</text:p>
          </table:table-cell>
          <table:table-cell table:style-name="ce5" office:value-type="percentage" office:value="0.00114255931530014" calcext:value-type="percentage">
            <text:p>0.11%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percentage" office:value="0.00215759635411152" calcext:value-type="percentage">
            <text:p>0.22%</text:p>
          </table:table-cell>
          <table:table-cell office:value-type="percentage" office:value="0.00258245784811949" calcext:value-type="percentage">
            <text:p>0.26%</text:p>
          </table:table-cell>
          <table:table-cell office:value-type="percentage" office:value="0.0018316397055125" calcext:value-type="percentage">
            <text:p>0.18%</text:p>
          </table:table-cell>
          <table:table-cell office:value-type="percentage" office:value="0.00149903363706139" calcext:value-type="percentage">
            <text:p>0.15%</text:p>
          </table:table-cell>
          <table:table-cell office:value-type="percentage" office:value="0.00200259778031539" calcext:value-type="percentage">
            <text:p>0.20%</text:p>
          </table:table-cell>
          <table:table-cell office:value-type="percentage" office:value="0.00106091830562531" calcext:value-type="percentage">
            <text:p>0.11%</text:p>
          </table:table-cell>
        </table:table-row>
      </table:table>
      <table:table table:name="IFE_coverage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Centra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6-01" calcext:value-type="date">
            <text:p>6/2020</text:p>
          </table:table-cell>
          <table:table-cell office:value-type="float" office:value="0.354171610672272" calcext:value-type="float">
            <text:p>0.354171610672272</text:p>
          </table:table-cell>
          <table:table-cell office:value-type="float" office:value="0.33884914041572" calcext:value-type="float">
            <text:p>0.33884914041572</text:p>
          </table:table-cell>
          <table:table-cell office:value-type="float" office:value="0.338983625453436" calcext:value-type="float">
            <text:p>0.3389836254534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]+91" office:value-type="date" office:date-value="2020-08-31" calcext:value-type="date">
            <text:p>8/2020</text:p>
          </table:table-cell>
          <table:table-cell office:value-type="float" office:value="0.325802533402742" calcext:value-type="float">
            <text:p>0.325802533402742</text:p>
          </table:table-cell>
          <table:table-cell office:value-type="float" office:value="0.332890433360589" calcext:value-type="float">
            <text:p>0.332890433360589</text:p>
          </table:table-cell>
          <table:table-cell office:value-type="float" office:value="0.332867657080551" calcext:value-type="float">
            <text:p>0.3328676570805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8]+91" office:value-type="date" office:date-value="2020-11-30" calcext:value-type="date">
            <text:p>11/2020</text:p>
          </table:table-cell>
          <table:table-cell office:value-type="float" office:value="0.324038230961598" calcext:value-type="float">
            <text:p>0.324038230961598</text:p>
          </table:table-cell>
          <table:table-cell office:value-type="float" office:value="0.326005196936543" calcext:value-type="float">
            <text:p>0.326005196936543</text:p>
          </table:table-cell>
          <table:table-cell office:value-type="float" office:value="0.324750376145534" calcext:value-type="float">
            <text:p>0.3247503761455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9]+80" office:value-type="date" office:date-value="2021-02-18" calcext:value-type="date">
            <text:p>2/2021</text:p>
          </table:table-cell>
          <table:table-cell office:value-type="float" office:value="0.321802473318651" calcext:value-type="float">
            <text:p>0.321802473318651</text:p>
          </table:table-cell>
          <table:table-cell office:value-type="float" office:value="0.324687152157048" calcext:value-type="float">
            <text:p>0.324687152157048</text:p>
          </table:table-cell>
          <table:table-cell office:value-type="float" office:value="0.325992377997369" calcext:value-type="float">
            <text:p>0.3259923779973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0]+91" office:value-type="date" office:date-value="2021-05-20" calcext:value-type="date">
            <text:p>5/2021</text:p>
          </table:table-cell>
          <table:table-cell office:value-type="float" office:value="0.31926735478648" calcext:value-type="float">
            <text:p>0.31926735478648</text:p>
          </table:table-cell>
          <table:table-cell office:value-type="float" office:value="0.319657485756667" calcext:value-type="float">
            <text:p>0.319657485756667</text:p>
          </table:table-cell>
          <table:table-cell office:value-type="float" office:value="0.321004720161834" calcext:value-type="float">
            <text:p>0.3210047201618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1]+91" office:value-type="date" office:date-value="2021-08-19" calcext:value-type="date">
            <text:p>8/2021</text:p>
          </table:table-cell>
          <table:table-cell office:value-type="float" office:value="0.320190324083317" calcext:value-type="float">
            <text:p>0.320190324083317</text:p>
          </table:table-cell>
          <table:table-cell office:value-type="float" office:value="0.320229946168671" calcext:value-type="float">
            <text:p>0.320229946168671</text:p>
          </table:table-cell>
          <table:table-cell office:value-type="float" office:value="0.321027447331694" calcext:value-type="float">
            <text:p>0.3210274473316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2]+91" office:value-type="date" office:date-value="2021-11-18" calcext:value-type="date">
            <text:p>11/2021</text:p>
          </table:table-cell>
          <table:table-cell office:value-type="float" office:value="0.32809293704905" calcext:value-type="float">
            <text:p>0.32809293704905</text:p>
          </table:table-cell>
          <table:table-cell office:value-type="float" office:value="0.326642637478919" calcext:value-type="float">
            <text:p>0.326642637478919</text:p>
          </table:table-cell>
          <table:table-cell office:value-type="float" office:value="0.326101336155576" calcext:value-type="float">
            <text:p>0.3261013361555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3]+91" office:value-type="date" office:date-value="2022-02-17" calcext:value-type="date">
            <text:p>2/2022</text:p>
          </table:table-cell>
          <table:table-cell office:value-type="float" office:value="0.326911084123806" calcext:value-type="float">
            <text:p>0.326911084123806</text:p>
          </table:table-cell>
          <table:table-cell office:value-type="float" office:value="0.32616170547205" calcext:value-type="float">
            <text:p>0.32616170547205</text:p>
          </table:table-cell>
          <table:table-cell office:value-type="float" office:value="0.323978255174221" calcext:value-type="float">
            <text:p>0.3239782551742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4]+91" office:value-type="date" office:date-value="2022-05-19" calcext:value-type="date">
            <text:p>5/2022</text:p>
          </table:table-cell>
          <table:table-cell office:value-type="float" office:value="0.333409775914035" calcext:value-type="float">
            <text:p>0.333409775914035</text:p>
          </table:table-cell>
          <table:table-cell office:value-type="float" office:value="0.336238817708163" calcext:value-type="float">
            <text:p>0.336238817708163</text:p>
          </table:table-cell>
          <table:table-cell office:value-type="float" office:value="0.332448725509469" calcext:value-type="float">
            <text:p>0.3324487255094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5]+91" office:value-type="date" office:date-value="2022-08-18" calcext:value-type="date">
            <text:p>8/2022</text:p>
          </table:table-cell>
          <table:table-cell office:value-type="float" office:value="0.330044930650518" calcext:value-type="float">
            <text:p>0.330044930650518</text:p>
          </table:table-cell>
          <table:table-cell office:value-type="float" office:value="0.335183562177427" calcext:value-type="float">
            <text:p>0.335183562177427</text:p>
          </table:table-cell>
          <table:table-cell office:value-type="float" office:value="0.329881848870423" calcext:value-type="float">
            <text:p>0.3298818488704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6]+91" office:value-type="date" office:date-value="2022-11-17" calcext:value-type="date">
            <text:p>11/2022</text:p>
          </table:table-cell>
          <table:table-cell office:value-type="float" office:value="0.335802950542666" calcext:value-type="float">
            <text:p>0.335802950542666</text:p>
          </table:table-cell>
          <table:table-cell office:value-type="float" office:value="0.338730127767483" calcext:value-type="float">
            <text:p>0.338730127767483</text:p>
          </table:table-cell>
          <table:table-cell office:value-type="float" office:value="0.332207243787559" calcext:value-type="float">
            <text:p>0.3322072437875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]+91" office:value-type="date" office:date-value="2023-02-16" calcext:value-type="date">
            <text:p>2/2023</text:p>
          </table:table-cell>
          <table:table-cell office:value-type="float" office:value="0.334054997253369" calcext:value-type="float">
            <text:p>0.334054997253369</text:p>
          </table:table-cell>
          <table:table-cell office:value-type="float" office:value="0.337526205450734" calcext:value-type="float">
            <text:p>0.337526205450734</text:p>
          </table:table-cell>
          <table:table-cell office:value-type="float" office:value="0.330958674489072" calcext:value-type="float">
            <text:p>0.330958674489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]+91" office:value-type="date" office:date-value="2023-05-18" calcext:value-type="date">
            <text:p>5/2023</text:p>
          </table:table-cell>
          <table:table-cell office:value-type="float" office:value="0.336229449953167" calcext:value-type="float">
            <text:p>0.336229449953167</text:p>
          </table:table-cell>
          <table:table-cell office:value-type="float" office:value="0.339610473365149" calcext:value-type="float">
            <text:p>0.339610473365149</text:p>
          </table:table-cell>
          <table:table-cell office:value-type="float" office:value="0.330959363217428" calcext:value-type="float">
            <text:p>0.3309593632174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9]+91" office:value-type="date" office:date-value="2023-08-17" calcext:value-type="date">
            <text:p>8/2023</text:p>
          </table:table-cell>
          <table:table-cell office:value-type="float" office:value="0.335340272217774" calcext:value-type="float">
            <text:p>0.335340272217774</text:p>
          </table:table-cell>
          <table:table-cell office:value-type="float" office:value="0.338832933653078" calcext:value-type="float">
            <text:p>0.338832933653078</text:p>
          </table:table-cell>
          <table:table-cell office:value-type="float" office:value="0.332460398569239" calcext:value-type="float">
            <text:p>0.3324603985692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20]+91" office:value-type="date" office:date-value="2023-11-16" calcext:value-type="date">
            <text:p>11/2023</text:p>
          </table:table-cell>
          <table:table-cell office:value-type="float" office:value="0.336024347268941" calcext:value-type="float">
            <text:p>0.336024347268941</text:p>
          </table:table-cell>
          <table:table-cell office:value-type="float" office:value="0.339194209582372" calcext:value-type="float">
            <text:p>0.339194209582372</text:p>
          </table:table-cell>
          <table:table-cell office:value-type="float" office:value="0.330923977356318" calcext:value-type="float">
            <text:p>0.3309239773563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21]+91" office:value-type="date" office:date-value="2024-02-15" calcext:value-type="date">
            <text:p>2/2024</text:p>
          </table:table-cell>
          <table:table-cell office:value-type="float" office:value="0.334777622021155" calcext:value-type="float">
            <text:p>0.334777622021155</text:p>
          </table:table-cell>
          <table:table-cell office:value-type="float" office:value="0.342379028409633" calcext:value-type="float">
            <text:p>0.342379028409633</text:p>
          </table:table-cell>
          <table:table-cell office:value-type="float" office:value="0.330403046651857" calcext:value-type="float">
            <text:p>0.3304030466518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22]+91" office:value-type="date" office:date-value="2024-05-16" calcext:value-type="date">
            <text:p>5/2024</text:p>
          </table:table-cell>
          <table:table-cell office:value-type="float" office:value="0.33446892511462" calcext:value-type="float">
            <text:p>0.33446892511462</text:p>
          </table:table-cell>
          <table:table-cell office:value-type="float" office:value="0.34337004265071" calcext:value-type="float">
            <text:p>0.34337004265071</text:p>
          </table:table-cell>
          <table:table-cell office:value-type="float" office:value="0.330231819625278" calcext:value-type="float">
            <text:p>0.3302318196252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3]+91" office:value-type="date" office:date-value="2024-08-15" calcext:value-type="date">
            <text:p>8/2024</text:p>
          </table:table-cell>
          <table:table-cell office:value-type="float" office:value="0.331579948032195" calcext:value-type="float">
            <text:p>0.331579948032195</text:p>
          </table:table-cell>
          <table:table-cell office:value-type="float" office:value="0.344163848414931" calcext:value-type="float">
            <text:p>0.344163848414931</text:p>
          </table:table-cell>
          <table:table-cell office:value-type="float" office:value="0.330172332314672" calcext:value-type="float">
            <text:p>0.3301723323146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4]+91" office:value-type="date" office:date-value="2024-11-14" calcext:value-type="date">
            <text:p>11/2024</text:p>
          </table:table-cell>
          <table:table-cell office:value-type="float" office:value="0.334081639105827" calcext:value-type="float">
            <text:p>0.334081639105827</text:p>
          </table:table-cell>
          <table:table-cell office:value-type="float" office:value="0.346241242188979" calcext:value-type="float">
            <text:p>0.346241242188979</text:p>
          </table:table-cell>
          <table:table-cell office:value-type="float" office:value="0.326949168586123" calcext:value-type="float">
            <text:p>0.3269491685861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5]+91" office:value-type="date" office:date-value="2025-02-13" calcext:value-type="date">
            <text:p>2/2025</text:p>
          </table:table-cell>
          <table:table-cell office:value-type="float" office:value="0.331415094339623" calcext:value-type="float">
            <text:p>0.331415094339623</text:p>
          </table:table-cell>
          <table:table-cell office:value-type="float" office:value="0.344264354818445" calcext:value-type="float">
            <text:p>0.344264354818445</text:p>
          </table:table-cell>
          <table:table-cell office:value-type="float" office:value="0.325328400790043" calcext:value-type="float">
            <text:p>0.3253284007900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6]+91" office:value-type="date" office:date-value="2025-05-15" calcext:value-type="date">
            <text:p>5/2025</text:p>
          </table:table-cell>
          <table:table-cell office:value-type="float" office:value="0.332934997955911" calcext:value-type="float">
            <text:p>0.332934997955911</text:p>
          </table:table-cell>
          <table:table-cell office:value-type="float" office:value="0.342593174533342" calcext:value-type="float">
            <text:p>0.342593174533342</text:p>
          </table:table-cell>
          <table:table-cell office:value-type="float" office:value="0.322013131852596" calcext:value-type="float">
            <text:p>0.3220131318525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7]+91" office:value-type="date" office:date-value="2025-08-14" calcext:value-type="date">
            <text:p>8/2025</text:p>
          </table:table-cell>
          <table:table-cell office:value-type="float" office:value="0.330187200150513" calcext:value-type="float">
            <text:p>0.330187200150513</text:p>
          </table:table-cell>
          <table:table-cell office:value-type="float" office:value="0.341875528020276" calcext:value-type="float">
            <text:p>0.341875528020276</text:p>
          </table:table-cell>
          <table:table-cell office:value-type="float" office:value="0.319620450714776" calcext:value-type="float">
            <text:p>0.3196204507147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8]+91" office:value-type="date" office:date-value="2025-11-13" calcext:value-type="date">
            <text:p>11/2025</text:p>
          </table:table-cell>
          <table:table-cell office:value-type="float" office:value="0.330850364620826" calcext:value-type="float">
            <text:p>0.330850364620826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318816146857732" calcext:value-type="float">
            <text:p>0.3188161468577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9]+91" office:value-type="date" office:date-value="2026-02-12" calcext:value-type="date">
            <text:p>2/2026</text:p>
          </table:table-cell>
          <table:table-cell office:value-type="float" office:value="0.326186686639828" calcext:value-type="float">
            <text:p>0.326186686639828</text:p>
          </table:table-cell>
          <table:table-cell office:value-type="float" office:value="0.337449455676516" calcext:value-type="float">
            <text:p>0.337449455676516</text:p>
          </table:table-cell>
          <table:table-cell office:value-type="float" office:value="0.317706231177621" calcext:value-type="float">
            <text:p>0.3177062311776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30]+91" office:value-type="date" office:date-value="2026-05-14" calcext:value-type="date">
            <text:p>5/2026</text:p>
          </table:table-cell>
          <table:table-cell office:value-type="float" office:value="0.327377611474899" calcext:value-type="float">
            <text:p>0.327377611474899</text:p>
          </table:table-cell>
          <table:table-cell office:value-type="float" office:value="0.338702655637788" calcext:value-type="float">
            <text:p>0.338702655637788</text:p>
          </table:table-cell>
          <table:table-cell office:value-type="float" office:value="0.317085286721103" calcext:value-type="float">
            <text:p>0.3170852867211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31]+91" office:value-type="date" office:date-value="2026-08-13" calcext:value-type="date">
            <text:p>8/2026</text:p>
          </table:table-cell>
          <table:table-cell office:value-type="float" office:value="0.323230754898612" calcext:value-type="float">
            <text:p>0.323230754898612</text:p>
          </table:table-cell>
          <table:table-cell office:value-type="float" office:value="0.338307225558789" calcext:value-type="float">
            <text:p>0.338307225558789</text:p>
          </table:table-cell>
          <table:table-cell office:value-type="float" office:value="0.316238260009886" calcext:value-type="float">
            <text:p>0.3162382600098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32]+91" office:value-type="date" office:date-value="2026-11-12" calcext:value-type="date">
            <text:p>11/2026</text:p>
          </table:table-cell>
          <table:table-cell office:value-type="float" office:value="0.323694232019567" calcext:value-type="float">
            <text:p>0.323694232019567</text:p>
          </table:table-cell>
          <table:table-cell office:value-type="float" office:value="0.340110791322378" calcext:value-type="float">
            <text:p>0.340110791322378</text:p>
          </table:table-cell>
          <table:table-cell office:value-type="float" office:value="0.315659450946484" calcext:value-type="float">
            <text:p>0.3156594509464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33]+91" office:value-type="date" office:date-value="2027-02-11" calcext:value-type="date">
            <text:p>2/2027</text:p>
          </table:table-cell>
          <table:table-cell office:value-type="float" office:value="0.320484683626472" calcext:value-type="float">
            <text:p>0.320484683626472</text:p>
          </table:table-cell>
          <table:table-cell office:value-type="float" office:value="0.3382316621388" calcext:value-type="float">
            <text:p>0.3382316621388</text:p>
          </table:table-cell>
          <table:table-cell office:value-type="float" office:value="0.314471984746909" calcext:value-type="float">
            <text:p>0.3144719847469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34]+91" office:value-type="date" office:date-value="2027-05-13" calcext:value-type="date">
            <text:p>5/2027</text:p>
          </table:table-cell>
          <table:table-cell office:value-type="float" office:value="0.32044556899531" calcext:value-type="float">
            <text:p>0.32044556899531</text:p>
          </table:table-cell>
          <table:table-cell office:value-type="float" office:value="0.339923508728641" calcext:value-type="float">
            <text:p>0.339923508728641</text:p>
          </table:table-cell>
          <table:table-cell office:value-type="float" office:value="0.309895592719209" calcext:value-type="float">
            <text:p>0.3098955927192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35]+91" office:value-type="date" office:date-value="2027-08-12" calcext:value-type="date">
            <text:p>8/2027</text:p>
          </table:table-cell>
          <table:table-cell office:value-type="float" office:value="0.318574547243489" calcext:value-type="float">
            <text:p>0.318574547243489</text:p>
          </table:table-cell>
          <table:table-cell office:value-type="float" office:value="0.339831757337591" calcext:value-type="float">
            <text:p>0.339831757337591</text:p>
          </table:table-cell>
          <table:table-cell office:value-type="float" office:value="0.307647580867277" calcext:value-type="float">
            <text:p>0.3076475808672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6]+91" office:value-type="date" office:date-value="2027-11-11" calcext:value-type="date">
            <text:p>11/2027</text:p>
          </table:table-cell>
          <table:table-cell office:value-type="float" office:value="0.319879868836383" calcext:value-type="float">
            <text:p>0.319879868836383</text:p>
          </table:table-cell>
          <table:table-cell office:value-type="float" office:value="0.337578249662452" calcext:value-type="float">
            <text:p>0.337578249662452</text:p>
          </table:table-cell>
          <table:table-cell office:value-type="float" office:value="0.305916924301325" calcext:value-type="float">
            <text:p>0.3059169243013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37]+91" office:value-type="date" office:date-value="2028-02-10" calcext:value-type="date">
            <text:p>2/2028</text:p>
          </table:table-cell>
          <table:table-cell office:value-type="float" office:value="0.315802363313537" calcext:value-type="float">
            <text:p>0.315802363313537</text:p>
          </table:table-cell>
          <table:table-cell office:value-type="float" office:value="0.33493379002416" calcext:value-type="float">
            <text:p>0.33493379002416</text:p>
          </table:table-cell>
          <table:table-cell office:value-type="float" office:value="0.303629658976625" calcext:value-type="float">
            <text:p>0.3036296589766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38]+91" office:value-type="date" office:date-value="2028-05-11" calcext:value-type="date">
            <text:p>5/2028</text:p>
          </table:table-cell>
          <table:table-cell office:value-type="float" office:value="0.315263865135597" calcext:value-type="float">
            <text:p>0.315263865135597</text:p>
          </table:table-cell>
          <table:table-cell office:value-type="float" office:value="0.334494454120451" calcext:value-type="float">
            <text:p>0.334494454120451</text:p>
          </table:table-cell>
          <table:table-cell office:value-type="float" office:value="0.300207039337474" calcext:value-type="float">
            <text:p>0.3002070393374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39]+91" office:value-type="date" office:date-value="2028-08-10" calcext:value-type="date">
            <text:p>8/2028</text:p>
          </table:table-cell>
          <table:table-cell office:value-type="float" office:value="0.312094143471236" calcext:value-type="float">
            <text:p>0.312094143471236</text:p>
          </table:table-cell>
          <table:table-cell office:value-type="float" office:value="0.333861724179978" calcext:value-type="float">
            <text:p>0.333861724179978</text:p>
          </table:table-cell>
          <table:table-cell office:value-type="float" office:value="0.299875670922158" calcext:value-type="float">
            <text:p>0.29987567092215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40]+91" office:value-type="date" office:date-value="2028-11-09" calcext:value-type="date">
            <text:p>11/2028</text:p>
          </table:table-cell>
          <table:table-cell office:value-type="float" office:value="0.310953525884895" calcext:value-type="float">
            <text:p>0.310953525884895</text:p>
          </table:table-cell>
          <table:table-cell office:value-type="float" office:value="0.333627242322894" calcext:value-type="float">
            <text:p>0.333627242322894</text:p>
          </table:table-cell>
          <table:table-cell office:value-type="float" office:value="0.299470098410295" calcext:value-type="float">
            <text:p>0.2994700984102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41]+91" office:value-type="date" office:date-value="2029-02-08" calcext:value-type="date">
            <text:p>2/2029</text:p>
          </table:table-cell>
          <table:table-cell office:value-type="float" office:value="0.309518028408401" calcext:value-type="float">
            <text:p>0.309518028408401</text:p>
          </table:table-cell>
          <table:table-cell office:value-type="float" office:value="0.33167354870051" calcext:value-type="float">
            <text:p>0.33167354870051</text:p>
          </table:table-cell>
          <table:table-cell office:value-type="float" office:value="0.296841978141417" calcext:value-type="float">
            <text:p>0.2968419781414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42]+91" office:value-type="date" office:date-value="2029-05-10" calcext:value-type="date">
            <text:p>5/2029</text:p>
          </table:table-cell>
          <table:table-cell office:value-type="float" office:value="0.309318312588959" calcext:value-type="float">
            <text:p>0.309318312588959</text:p>
          </table:table-cell>
          <table:table-cell office:value-type="float" office:value="0.331381590922881" calcext:value-type="float">
            <text:p>0.331381590922881</text:p>
          </table:table-cell>
          <table:table-cell office:value-type="float" office:value="0.294057284278514" calcext:value-type="float">
            <text:p>0.2940572842785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43]+91" office:value-type="date" office:date-value="2029-08-09" calcext:value-type="date">
            <text:p>8/2029</text:p>
          </table:table-cell>
          <table:table-cell office:value-type="float" office:value="0.305725167764948" calcext:value-type="float">
            <text:p>0.305725167764948</text:p>
          </table:table-cell>
          <table:table-cell office:value-type="float" office:value="0.330587023686921" calcext:value-type="float">
            <text:p>0.330587023686921</text:p>
          </table:table-cell>
          <table:table-cell office:value-type="float" office:value="0.29101180995883" calcext:value-type="float">
            <text:p>0.291011809958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44]+91" office:value-type="date" office:date-value="2029-11-08" calcext:value-type="date">
            <text:p>11/2029</text:p>
          </table:table-cell>
          <table:table-cell office:value-type="float" office:value="0.306414161213474" calcext:value-type="float">
            <text:p>0.306414161213474</text:p>
          </table:table-cell>
          <table:table-cell office:value-type="float" office:value="0.329944323408376" calcext:value-type="float">
            <text:p>0.329944323408376</text:p>
          </table:table-cell>
          <table:table-cell office:value-type="float" office:value="0.289259426167944" calcext:value-type="float">
            <text:p>0.2892594261679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45]+91" office:value-type="date" office:date-value="2030-02-07" calcext:value-type="date">
            <text:p>2/2030</text:p>
          </table:table-cell>
          <table:table-cell office:value-type="float" office:value="0.304089868690519" calcext:value-type="float">
            <text:p>0.304089868690519</text:p>
          </table:table-cell>
          <table:table-cell office:value-type="float" office:value="0.328860072376357" calcext:value-type="float">
            <text:p>0.328860072376357</text:p>
          </table:table-cell>
          <table:table-cell office:value-type="float" office:value="0.28712189278227" calcext:value-type="float">
            <text:p>0.287121892782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46]+91" office:value-type="date" office:date-value="2030-05-09" calcext:value-type="date">
            <text:p>5/2030</text:p>
          </table:table-cell>
          <table:table-cell office:value-type="float" office:value="0.30147987727847" calcext:value-type="float">
            <text:p>0.30147987727847</text:p>
          </table:table-cell>
          <table:table-cell office:value-type="float" office:value="0.32918899391896" calcext:value-type="float">
            <text:p>0.32918899391896</text:p>
          </table:table-cell>
          <table:table-cell office:value-type="float" office:value="0.283367740777309" calcext:value-type="float">
            <text:p>0.2833677407773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47]+91" office:value-type="date" office:date-value="2030-08-08" calcext:value-type="date">
            <text:p>8/2030</text:p>
          </table:table-cell>
          <table:table-cell office:value-type="float" office:value="0.300813740503858" calcext:value-type="float">
            <text:p>0.300813740503858</text:p>
          </table:table-cell>
          <table:table-cell office:value-type="float" office:value="0.327332291416206" calcext:value-type="float">
            <text:p>0.327332291416206</text:p>
          </table:table-cell>
          <table:table-cell office:value-type="float" office:value="0.28181194644082" calcext:value-type="float">
            <text:p>0.281811946440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48]+91" office:value-type="date" office:date-value="2030-11-07" calcext:value-type="date">
            <text:p>11/2030</text:p>
          </table:table-cell>
          <table:table-cell office:value-type="float" office:value="0.300278701789086" calcext:value-type="float">
            <text:p>0.300278701789086</text:p>
          </table:table-cell>
          <table:table-cell office:value-type="float" office:value="0.328855035086667" calcext:value-type="float">
            <text:p>0.328855035086667</text:p>
          </table:table-cell>
          <table:table-cell office:value-type="float" office:value="0.279524391334148" calcext:value-type="float">
            <text:p>0.2795243913341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49]+91" office:value-type="date" office:date-value="2031-02-06" calcext:value-type="date">
            <text:p>2/2031</text:p>
          </table:table-cell>
          <table:table-cell office:value-type="float" office:value="0.30016454749439" calcext:value-type="float">
            <text:p>0.30016454749439</text:p>
          </table:table-cell>
          <table:table-cell office:value-type="float" office:value="0.327126863437706" calcext:value-type="float">
            <text:p>0.327126863437706</text:p>
          </table:table-cell>
          <table:table-cell office:value-type="float" office:value="0.278309173003802" calcext:value-type="float">
            <text:p>0.2783091730038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50]+91" office:value-type="date" office:date-value="2031-05-08" calcext:value-type="date">
            <text:p>5/2031</text:p>
          </table:table-cell>
          <table:table-cell office:value-type="float" office:value="0.299455643955255" calcext:value-type="float">
            <text:p>0.299455643955255</text:p>
          </table:table-cell>
          <table:table-cell office:value-type="float" office:value="0.326449991021727" calcext:value-type="float">
            <text:p>0.326449991021727</text:p>
          </table:table-cell>
          <table:table-cell office:value-type="float" office:value="0.276056840478031" calcext:value-type="float">
            <text:p>0.2760568404780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1]+91" office:value-type="date" office:date-value="2031-08-07" calcext:value-type="date">
            <text:p>8/2031</text:p>
          </table:table-cell>
          <table:table-cell office:value-type="float" office:value="0.297761862130707" calcext:value-type="float">
            <text:p>0.297761862130707</text:p>
          </table:table-cell>
          <table:table-cell office:value-type="float" office:value="0.32430737998567" calcext:value-type="float">
            <text:p>0.32430737998567</text:p>
          </table:table-cell>
          <table:table-cell office:value-type="float" office:value="0.27701381068105" calcext:value-type="float">
            <text:p>0.277013810681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52]+91" office:value-type="date" office:date-value="2031-11-06" calcext:value-type="date">
            <text:p>11/2031</text:p>
          </table:table-cell>
          <table:table-cell office:value-type="float" office:value="0.296905251243559" calcext:value-type="float">
            <text:p>0.296905251243559</text:p>
          </table:table-cell>
          <table:table-cell office:value-type="float" office:value="0.323279334109013" calcext:value-type="float">
            <text:p>0.323279334109013</text:p>
          </table:table-cell>
          <table:table-cell office:value-type="float" office:value="0.272923952344259" calcext:value-type="float">
            <text:p>0.2729239523442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3]+91" office:value-type="date" office:date-value="2032-02-05" calcext:value-type="date">
            <text:p>2/2032</text:p>
          </table:table-cell>
          <table:table-cell office:value-type="float" office:value="0.29521711955713" calcext:value-type="float">
            <text:p>0.29521711955713</text:p>
          </table:table-cell>
          <table:table-cell office:value-type="float" office:value="0.321133974568953" calcext:value-type="float">
            <text:p>0.321133974568953</text:p>
          </table:table-cell>
          <table:table-cell office:value-type="float" office:value="0.271276124035591" calcext:value-type="float">
            <text:p>0.2712761240355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54]+91" office:value-type="date" office:date-value="2032-05-06" calcext:value-type="date">
            <text:p>5/2032</text:p>
          </table:table-cell>
          <table:table-cell office:value-type="float" office:value="0.295865901863465" calcext:value-type="float">
            <text:p>0.295865901863465</text:p>
          </table:table-cell>
          <table:table-cell office:value-type="float" office:value="0.32248380001189" calcext:value-type="float">
            <text:p>0.32248380001189</text:p>
          </table:table-cell>
          <table:table-cell office:value-type="float" office:value="0.268057690034283" calcext:value-type="float">
            <text:p>0.2680576900342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55]+91" office:value-type="date" office:date-value="2032-08-05" calcext:value-type="date">
            <text:p>8/2032</text:p>
          </table:table-cell>
          <table:table-cell office:value-type="float" office:value="0.293435721062619" calcext:value-type="float">
            <text:p>0.293435721062619</text:p>
          </table:table-cell>
          <table:table-cell office:value-type="float" office:value="0.321041858257439" calcext:value-type="float">
            <text:p>0.321041858257439</text:p>
          </table:table-cell>
          <table:table-cell office:value-type="float" office:value="0.267396679618509" calcext:value-type="float">
            <text:p>0.2673966796185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6]+91" office:value-type="date" office:date-value="2032-11-04" calcext:value-type="date">
            <text:p>11/2032</text:p>
          </table:table-cell>
          <table:table-cell office:value-type="float" office:value="0.292087990065638" calcext:value-type="float">
            <text:p>0.292087990065638</text:p>
          </table:table-cell>
          <table:table-cell office:value-type="float" office:value="0.32048549437537" calcext:value-type="float">
            <text:p>0.32048549437537</text:p>
          </table:table-cell>
          <table:table-cell office:value-type="float" office:value="0.264364096378453" calcext:value-type="float">
            <text:p>0.2643640963784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57]+91" office:value-type="date" office:date-value="2033-02-03" calcext:value-type="date">
            <text:p>2/2033</text:p>
          </table:table-cell>
          <table:table-cell office:value-type="float" office:value="0.288580885395118" calcext:value-type="float">
            <text:p>0.288580885395118</text:p>
          </table:table-cell>
          <table:table-cell office:value-type="float" office:value="0.31931579414637" calcext:value-type="float">
            <text:p>0.31931579414637</text:p>
          </table:table-cell>
          <table:table-cell office:value-type="float" office:value="0.263442281149972" calcext:value-type="float">
            <text:p>0.2634422811499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58]+91" office:value-type="date" office:date-value="2033-05-05" calcext:value-type="date">
            <text:p>5/2033</text:p>
          </table:table-cell>
          <table:table-cell office:value-type="float" office:value="0.289778590170701" calcext:value-type="float">
            <text:p>0.289778590170701</text:p>
          </table:table-cell>
          <table:table-cell office:value-type="float" office:value="0.319932651976133" calcext:value-type="float">
            <text:p>0.319932651976133</text:p>
          </table:table-cell>
          <table:table-cell office:value-type="float" office:value="0.262108262108262" calcext:value-type="float">
            <text:p>0.2621082621082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59]+91" office:value-type="date" office:date-value="2033-08-04" calcext:value-type="date">
            <text:p>8/2033</text:p>
          </table:table-cell>
          <table:table-cell office:value-type="float" office:value="0.286761890737741" calcext:value-type="float">
            <text:p>0.286761890737741</text:p>
          </table:table-cell>
          <table:table-cell office:value-type="float" office:value="0.320153211549794" calcext:value-type="float">
            <text:p>0.320153211549794</text:p>
          </table:table-cell>
          <table:table-cell office:value-type="float" office:value="0.260190476190476" calcext:value-type="float">
            <text:p>0.2601904761904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60]+91" office:value-type="date" office:date-value="2033-11-03" calcext:value-type="date">
            <text:p>11/2033</text:p>
          </table:table-cell>
          <table:table-cell office:value-type="float" office:value="0.288536041324254" calcext:value-type="float">
            <text:p>0.288536041324254</text:p>
          </table:table-cell>
          <table:table-cell office:value-type="float" office:value="0.320434667373443" calcext:value-type="float">
            <text:p>0.320434667373443</text:p>
          </table:table-cell>
          <table:table-cell office:value-type="float" office:value="0.257476444080295" calcext:value-type="float">
            <text:p>0.2574764440802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61]+91" office:value-type="date" office:date-value="2034-02-02" calcext:value-type="date">
            <text:p>2/2034</text:p>
          </table:table-cell>
          <table:table-cell office:value-type="float" office:value="0.285118995216715" calcext:value-type="float">
            <text:p>0.285118995216715</text:p>
          </table:table-cell>
          <table:table-cell office:value-type="float" office:value="0.317986585078842" calcext:value-type="float">
            <text:p>0.317986585078842</text:p>
          </table:table-cell>
          <table:table-cell office:value-type="float" office:value="0.256405007019186" calcext:value-type="float">
            <text:p>0.2564050070191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62]+91" office:value-type="date" office:date-value="2034-05-04" calcext:value-type="date">
            <text:p>5/2034</text:p>
          </table:table-cell>
          <table:table-cell office:value-type="float" office:value="0.285270954709137" calcext:value-type="float">
            <text:p>0.285270954709137</text:p>
          </table:table-cell>
          <table:table-cell office:value-type="float" office:value="0.318251263368198" calcext:value-type="float">
            <text:p>0.318251263368198</text:p>
          </table:table-cell>
          <table:table-cell office:value-type="float" office:value="0.254033200841711" calcext:value-type="float">
            <text:p>0.2540332008417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63]+91" office:value-type="date" office:date-value="2034-08-03" calcext:value-type="date">
            <text:p>8/2034</text:p>
          </table:table-cell>
          <table:table-cell office:value-type="float" office:value="0.280946530946531" calcext:value-type="float">
            <text:p>0.280946530946531</text:p>
          </table:table-cell>
          <table:table-cell office:value-type="float" office:value="0.317311072056239" calcext:value-type="float">
            <text:p>0.317311072056239</text:p>
          </table:table-cell>
          <table:table-cell office:value-type="float" office:value="0.25164056347887" calcext:value-type="float">
            <text:p>0.251640563478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64]+91" office:value-type="date" office:date-value="2034-11-02" calcext:value-type="date">
            <text:p>11/2034</text:p>
          </table:table-cell>
          <table:table-cell office:value-type="float" office:value="0.281854521051557" calcext:value-type="float">
            <text:p>0.281854521051557</text:p>
          </table:table-cell>
          <table:table-cell office:value-type="float" office:value="0.315272088940901" calcext:value-type="float">
            <text:p>0.315272088940901</text:p>
          </table:table-cell>
          <table:table-cell office:value-type="float" office:value="0.249454354974828" calcext:value-type="float">
            <text:p>0.2494543549748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65]+91" office:value-type="date" office:date-value="2035-02-01" calcext:value-type="date">
            <text:p>2/2035</text:p>
          </table:table-cell>
          <table:table-cell office:value-type="float" office:value="0.279197293197993" calcext:value-type="float">
            <text:p>0.279197293197993</text:p>
          </table:table-cell>
          <table:table-cell office:value-type="float" office:value="0.316157128660782" calcext:value-type="float">
            <text:p>0.316157128660782</text:p>
          </table:table-cell>
          <table:table-cell office:value-type="float" office:value="0.246061275507238" calcext:value-type="float">
            <text:p>0.2460612755072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66]+91" office:value-type="date" office:date-value="2035-05-03" calcext:value-type="date">
            <text:p>5/2035</text:p>
          </table:table-cell>
          <table:table-cell office:value-type="float" office:value="0.280244399185336" calcext:value-type="float">
            <text:p>0.280244399185336</text:p>
          </table:table-cell>
          <table:table-cell office:value-type="float" office:value="0.315127276973377" calcext:value-type="float">
            <text:p>0.315127276973377</text:p>
          </table:table-cell>
          <table:table-cell office:value-type="float" office:value="0.244264389847244" calcext:value-type="float">
            <text:p>0.2442643898472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67]+91" office:value-type="date" office:date-value="2035-08-02" calcext:value-type="date">
            <text:p>8/2035</text:p>
          </table:table-cell>
          <table:table-cell office:value-type="float" office:value="0.27981425047163" calcext:value-type="float">
            <text:p>0.27981425047163</text:p>
          </table:table-cell>
          <table:table-cell office:value-type="float" office:value="0.314561239948724" calcext:value-type="float">
            <text:p>0.314561239948724</text:p>
          </table:table-cell>
          <table:table-cell office:value-type="float" office:value="0.244514015711511" calcext:value-type="float">
            <text:p>0.2445140157115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68]+91" office:value-type="date" office:date-value="2035-11-01" calcext:value-type="date">
            <text:p>11/2035</text:p>
          </table:table-cell>
          <table:table-cell office:value-type="float" office:value="0.277595755168314" calcext:value-type="float">
            <text:p>0.277595755168314</text:p>
          </table:table-cell>
          <table:table-cell office:value-type="float" office:value="0.313533178114086" calcext:value-type="float">
            <text:p>0.313533178114086</text:p>
          </table:table-cell>
          <table:table-cell office:value-type="float" office:value="0.242983623632892" calcext:value-type="float">
            <text:p>0.2429836236328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69]+95" office:value-type="date" office:date-value="2036-02-04" calcext:value-type="date">
            <text:p>2/2036</text:p>
          </table:table-cell>
          <table:table-cell office:value-type="float" office:value="0.27518705411519" calcext:value-type="float">
            <text:p>0.27518705411519</text:p>
          </table:table-cell>
          <table:table-cell office:value-type="float" office:value="0.312352615796675" calcext:value-type="float">
            <text:p>0.312352615796675</text:p>
          </table:table-cell>
          <table:table-cell office:value-type="float" office:value="0.239464766704318" calcext:value-type="float">
            <text:p>0.2394647667043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70]+91" office:value-type="date" office:date-value="2036-05-05" calcext:value-type="date">
            <text:p>5/2036</text:p>
          </table:table-cell>
          <table:table-cell office:value-type="float" office:value="0.275473008158306" calcext:value-type="float">
            <text:p>0.275473008158306</text:p>
          </table:table-cell>
          <table:table-cell office:value-type="float" office:value="0.309073448958212" calcext:value-type="float">
            <text:p>0.309073448958212</text:p>
          </table:table-cell>
          <table:table-cell office:value-type="float" office:value="0.238327888757191" calcext:value-type="float">
            <text:p>0.2383278887571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71]+91" office:value-type="date" office:date-value="2036-08-04" calcext:value-type="date">
            <text:p>8/2036</text:p>
          </table:table-cell>
          <table:table-cell office:value-type="float" office:value="0.275254276467869" calcext:value-type="float">
            <text:p>0.275254276467869</text:p>
          </table:table-cell>
          <table:table-cell office:value-type="float" office:value="0.30897212543554" calcext:value-type="float">
            <text:p>0.30897212543554</text:p>
          </table:table-cell>
          <table:table-cell office:value-type="float" office:value="0.237418796015591" calcext:value-type="float">
            <text:p>0.23741879601559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72]+91" office:value-type="date" office:date-value="2036-11-03" calcext:value-type="date">
            <text:p>11/2036</text:p>
          </table:table-cell>
          <table:table-cell office:value-type="float" office:value="0.273393542430101" calcext:value-type="float">
            <text:p>0.273393542430101</text:p>
          </table:table-cell>
          <table:table-cell office:value-type="float" office:value="0.309239508462787" calcext:value-type="float">
            <text:p>0.309239508462787</text:p>
          </table:table-cell>
          <table:table-cell office:value-type="float" office:value="0.236482591653216" calcext:value-type="float">
            <text:p>0.2364825916532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73]+91" office:value-type="date" office:date-value="2037-02-02" calcext:value-type="date">
            <text:p>2/2037</text:p>
          </table:table-cell>
          <table:table-cell office:value-type="float" office:value="0.270753954508717" calcext:value-type="float">
            <text:p>0.270753954508717</text:p>
          </table:table-cell>
          <table:table-cell office:value-type="float" office:value="0.3083876575402" calcext:value-type="float">
            <text:p>0.3083876575402</text:p>
          </table:table-cell>
          <table:table-cell office:value-type="float" office:value="0.231789989903361" calcext:value-type="float">
            <text:p>0.2317899899033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74]+91" office:value-type="date" office:date-value="2037-05-04" calcext:value-type="date">
            <text:p>5/2037</text:p>
          </table:table-cell>
          <table:table-cell office:value-type="float" office:value="0.268562537816579" calcext:value-type="float">
            <text:p>0.268562537816579</text:p>
          </table:table-cell>
          <table:table-cell office:value-type="float" office:value="0.306823774644625" calcext:value-type="float">
            <text:p>0.306823774644625</text:p>
          </table:table-cell>
          <table:table-cell office:value-type="float" office:value="0.231553188426659" calcext:value-type="float">
            <text:p>0.2315531884266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75]+91" office:value-type="date" office:date-value="2037-08-03" calcext:value-type="date">
            <text:p>8/2037</text:p>
          </table:table-cell>
          <table:table-cell office:value-type="float" office:value="0.266034964430748" calcext:value-type="float">
            <text:p>0.266034964430748</text:p>
          </table:table-cell>
          <table:table-cell office:value-type="float" office:value="0.307807764468177" calcext:value-type="float">
            <text:p>0.307807764468177</text:p>
          </table:table-cell>
          <table:table-cell office:value-type="float" office:value="0.228397367740452" calcext:value-type="float">
            <text:p>0.2283973677404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76]+91" office:value-type="date" office:date-value="2037-11-02" calcext:value-type="date">
            <text:p>11/2037</text:p>
          </table:table-cell>
          <table:table-cell office:value-type="float" office:value="0.267182377638466" calcext:value-type="float">
            <text:p>0.267182377638466</text:p>
          </table:table-cell>
          <table:table-cell office:value-type="float" office:value="0.306812602882144" calcext:value-type="float">
            <text:p>0.306812602882144</text:p>
          </table:table-cell>
          <table:table-cell office:value-type="float" office:value="0.229515721826945" calcext:value-type="float">
            <text:p>0.2295157218269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77]+91" office:value-type="date" office:date-value="2038-02-01" calcext:value-type="date">
            <text:p>2/2038</text:p>
          </table:table-cell>
          <table:table-cell office:value-type="float" office:value="0.263197304380382" calcext:value-type="float">
            <text:p>0.263197304380382</text:p>
          </table:table-cell>
          <table:table-cell office:value-type="float" office:value="0.3055635713049" calcext:value-type="float">
            <text:p>0.3055635713049</text:p>
          </table:table-cell>
          <table:table-cell office:value-type="float" office:value="0.225403480558268" calcext:value-type="float">
            <text:p>0.2254034805582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78]+91" office:value-type="date" office:date-value="2038-05-03" calcext:value-type="date">
            <text:p>5/2038</text:p>
          </table:table-cell>
          <table:table-cell office:value-type="float" office:value="0.26426642147003" calcext:value-type="float">
            <text:p>0.26426642147003</text:p>
          </table:table-cell>
          <table:table-cell office:value-type="float" office:value="0.303590483056957" calcext:value-type="float">
            <text:p>0.303590483056957</text:p>
          </table:table-cell>
          <table:table-cell office:value-type="float" office:value="0.223395100682692" calcext:value-type="float">
            <text:p>0.2233951006826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79]+91" office:value-type="date" office:date-value="2038-08-02" calcext:value-type="date">
            <text:p>8/2038</text:p>
          </table:table-cell>
          <table:table-cell office:value-type="float" office:value="0.264372098355018" calcext:value-type="float">
            <text:p>0.264372098355018</text:p>
          </table:table-cell>
          <table:table-cell office:value-type="float" office:value="0.305963724027092" calcext:value-type="float">
            <text:p>0.305963724027092</text:p>
          </table:table-cell>
          <table:table-cell office:value-type="float" office:value="0.223214030269219" calcext:value-type="float">
            <text:p>0.2232140302692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80]+91" office:value-type="date" office:date-value="2038-11-01" calcext:value-type="date">
            <text:p>11/2038</text:p>
          </table:table-cell>
          <table:table-cell office:value-type="float" office:value="0.262428804487822" calcext:value-type="float">
            <text:p>0.262428804487822</text:p>
          </table:table-cell>
          <table:table-cell office:value-type="float" office:value="0.305187907323936" calcext:value-type="float">
            <text:p>0.305187907323936</text:p>
          </table:table-cell>
          <table:table-cell office:value-type="float" office:value="0.222456961772347" calcext:value-type="float">
            <text:p>0.2224569617723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81]+95" office:value-type="date" office:date-value="2039-02-04" calcext:value-type="date">
            <text:p>2/2039</text:p>
          </table:table-cell>
          <table:table-cell office:value-type="float" office:value="0.259538052033544" calcext:value-type="float">
            <text:p>0.259538052033544</text:p>
          </table:table-cell>
          <table:table-cell office:value-type="float" office:value="0.303977517134582" calcext:value-type="float">
            <text:p>0.303977517134582</text:p>
          </table:table-cell>
          <table:table-cell office:value-type="float" office:value="0.218640144045271" calcext:value-type="float">
            <text:p>0.2186401440452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82]+91" office:value-type="date" office:date-value="2039-05-06" calcext:value-type="date">
            <text:p>5/2039</text:p>
          </table:table-cell>
          <table:table-cell office:value-type="float" office:value="0.258761648847979" calcext:value-type="float">
            <text:p>0.258761648847979</text:p>
          </table:table-cell>
          <table:table-cell office:value-type="float" office:value="0.303366279902593" calcext:value-type="float">
            <text:p>0.303366279902593</text:p>
          </table:table-cell>
          <table:table-cell office:value-type="float" office:value="0.216479849405322" calcext:value-type="float">
            <text:p>0.2164798494053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83]+91" office:value-type="date" office:date-value="2039-08-05" calcext:value-type="date">
            <text:p>8/2039</text:p>
          </table:table-cell>
          <table:table-cell office:value-type="float" office:value="0.257922811421399" calcext:value-type="float">
            <text:p>0.257922811421399</text:p>
          </table:table-cell>
          <table:table-cell office:value-type="float" office:value="0.302707958022361" calcext:value-type="float">
            <text:p>0.302707958022361</text:p>
          </table:table-cell>
          <table:table-cell office:value-type="float" office:value="0.2150155107152" calcext:value-type="float">
            <text:p>0.21501551071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84]+91" office:value-type="date" office:date-value="2039-11-04" calcext:value-type="date">
            <text:p>11/2039</text:p>
          </table:table-cell>
          <table:table-cell office:value-type="float" office:value="0.257585245061764" calcext:value-type="float">
            <text:p>0.257585245061764</text:p>
          </table:table-cell>
          <table:table-cell office:value-type="float" office:value="0.302289029234418" calcext:value-type="float">
            <text:p>0.302289029234418</text:p>
          </table:table-cell>
          <table:table-cell office:value-type="float" office:value="0.213739807369946" calcext:value-type="float">
            <text:p>0.2137398073699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85]+91" office:value-type="date" office:date-value="2040-02-03" calcext:value-type="date">
            <text:p>2/2040</text:p>
          </table:table-cell>
          <table:table-cell office:value-type="float" office:value="0.254581151832461" calcext:value-type="float">
            <text:p>0.254581151832461</text:p>
          </table:table-cell>
          <table:table-cell office:value-type="float" office:value="0.302216769849648" calcext:value-type="float">
            <text:p>0.302216769849648</text:p>
          </table:table-cell>
          <table:table-cell office:value-type="float" office:value="0.21070281638105" calcext:value-type="float">
            <text:p>0.21070281638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86]+91" office:value-type="date" office:date-value="2040-05-04" calcext:value-type="date">
            <text:p>5/2040</text:p>
          </table:table-cell>
          <table:table-cell office:value-type="float" office:value="0.254255591235898" calcext:value-type="float">
            <text:p>0.254255591235898</text:p>
          </table:table-cell>
          <table:table-cell office:value-type="float" office:value="0.30163438774637" calcext:value-type="float">
            <text:p>0.30163438774637</text:p>
          </table:table-cell>
          <table:table-cell office:value-type="float" office:value="0.211019064911484" calcext:value-type="float">
            <text:p>0.2110190649114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87]+91" office:value-type="date" office:date-value="2040-08-03" calcext:value-type="date">
            <text:p>8/2040</text:p>
          </table:table-cell>
          <table:table-cell office:value-type="float" office:value="0.252851063829787" calcext:value-type="float">
            <text:p>0.252851063829787</text:p>
          </table:table-cell>
          <table:table-cell office:value-type="float" office:value="0.301319231206642" calcext:value-type="float">
            <text:p>0.301319231206642</text:p>
          </table:table-cell>
          <table:table-cell office:value-type="float" office:value="0.208514015248136" calcext:value-type="float">
            <text:p>0.2085140152481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88]+91" office:value-type="date" office:date-value="2040-11-02" calcext:value-type="date">
            <text:p>11/2040</text:p>
          </table:table-cell>
          <table:table-cell office:value-type="float" office:value="0.253031504986401" calcext:value-type="float">
            <text:p>0.253031504986401</text:p>
          </table:table-cell>
          <table:table-cell office:value-type="float" office:value="0.299783980444546" calcext:value-type="float">
            <text:p>0.299783980444546</text:p>
          </table:table-cell>
          <table:table-cell office:value-type="float" office:value="0.20857005568275" calcext:value-type="float">
            <text:p>0.20857005568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number:number-style style:name="N126">
      <number:number number:decimal-places="5" loext:min-decimal-places="5" number:min-integer-digits="1"/>
    </number:number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3" loext:min-decimal-places="3" number:min-integer-digits="1" number:grouping="true"/>
    </number:number-style>
    <number:percentage-style style:name="N129">
      <number:number number:decimal-places="1" loext:min-decimal-places="1" number:min-integer-digits="1"/>
      <number:text>%</number:text>
    </number:percentage-style>
    <number:date-style style:name="N130"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eonardo Calcagno</meta:initial-creator>
    <meta:creation-date>2020-11-30T12:46:01.139000000</meta:creation-date>
    <dc:date>2020-11-30T14:52:52.103000000</dc:date>
    <dc:creator>Leonardo Calcagno</dc:creator>
    <meta:editing-duration>PT2H6M48S</meta:editing-duration>
    <meta:editing-cycles>7</meta:editing-cycles>
    <meta:generator>LibreOffice/6.3.3.2$Windows_X86_64 LibreOffice_project/a64200df03143b798afd1ec74a12ab50359878ed</meta:generator>
    <meta:document-statistic meta:table-count="2" meta:cell-count="61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29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one" chart:link-data-style-to-source="true"/>
      <style:graphic-properties svg:stroke-width="0.102cm" svg:stroke-color="#dddddd" draw:fill-color="#dddddd" dr3d:edge-rounding="5%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102cm" svg:stroke-color="#b2b2b2" draw:fill-color="#b2b2b2" dr3d:edge-rounding="5%"/>
      <style:text-properties fo:font-size="10pt" style:font-size-asian="10pt" style:font-size-complex="10pt"/>
    </style:style>
    <style:style style:name="ch9" style:family="chart" style:data-style-name="N129">
      <style:chart-properties chart:symbol-type="none" chart:link-data-style-to-source="true"/>
      <style:graphic-properties svg:stroke-width="0.102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129">
      <style:chart-properties chart:symbol-type="none" chart:link-data-style-to-source="true"/>
      <style:graphic-properties svg:stroke-width="0.102cm" svg:stroke-color="#66ccff" draw:fill-color="#66ccff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102cm" svg:stroke-color="#3399ff" draw:fill-color="#3399ff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102cm" svg:stroke-color="#0066cc" draw:fill-color="#0066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 2 4 3 5" chart:style-name="ch1">
        <chart:legend chart:legend-position="end" svg:x="9.858cm" svg:y="2.36cm" style:legend-expansion="high" chart:style-name="ch2"/>
        <chart:plot-area chart:style-name="ch3" table:cell-range-address="Total_cost_IFE.A4:Total_cost_IFE.G4 Total_cost_IFE.A11:Total_cost_IFE.G31" chart:data-source-has-labels="both" svg:x="0.32cm" svg:y="-0.045cm" svg:width="9.416cm" svg:height="8.591cm">
          <chartooo:coordinate-region svg:x="1.391cm" svg:y="0.154cm" svg:width="8.146cm" svg:height="7.348cm"/>
          <chart:axis chart:dimension="x" chart:name="primary-x" chart:style-name="ch4" chartooo:axis-type="auto">
            <chartooo:date-scale/>
            <chart:categories table:cell-range-address="Total_cost_IFE.A11:Total_cost_IFE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_cost_IFE.C11:Total_cost_IFE.C31" chart:label-cell-address="Total_cost_IFE.C4:Total_cost_IFE.C4" chart:class="chart:line">
            <chart:data-point chart:repeated="21"/>
          </chart:series>
          <chart:series chart:style-name="ch8" chart:values-cell-range-address="Total_cost_IFE.B11:Total_cost_IFE.B31" chart:label-cell-address="Total_cost_IFE.B4:Total_cost_IFE.B4" chart:class="chart:line">
            <chart:data-point chart:repeated="21"/>
          </chart:series>
          <chart:series chart:style-name="ch9" chart:values-cell-range-address="Total_cost_IFE.D11:Total_cost_IFE.D31" chart:label-cell-address="Total_cost_IFE.D4:Total_cost_IFE.D4" chart:class="chart:line">
            <chart:data-point chart:repeated="21"/>
          </chart:series>
          <chart:series chart:style-name="ch10" chart:values-cell-range-address="Total_cost_IFE.F11:Total_cost_IFE.F31" chart:label-cell-address="Total_cost_IFE.F4:Total_cost_IFE.F4" chart:class="chart:line">
            <chart:data-point chart:repeated="21"/>
          </chart:series>
          <chart:series chart:style-name="ch11" chart:values-cell-range-address="Total_cost_IFE.E11:Total_cost_IFE.E31" chart:label-cell-address="Total_cost_IFE.E4:Total_cost_IFE.E4" chart:class="chart:line">
            <chart:data-point chart:repeated="21"/>
          </chart:series>
          <chart:series chart:style-name="ch12" chart:values-cell-range-address="Total_cost_IFE.G11:Total_cost_IFE.G31" chart:label-cell-address="Total_cost_IFE.G4:Total_cost_IFE.G4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, pension mobility indexation</text:p>
                <draw:g>
                  <svg:desc>Total_cost_IFE.C4:Total_cost_IFE.C4</svg:desc>
                </draw:g>
              </table:table-cell>
              <table:table-cell office:value-type="string">
                <text:p>Central, pension mobility indexation</text:p>
                <draw:g>
                  <svg:desc>Total_cost_IFE.B4:Total_cost_IFE.B4</svg:desc>
                </draw:g>
              </table:table-cell>
              <table:table-cell office:value-type="string">
                <text:p>High, pension mobility indexation</text:p>
                <draw:g>
                  <svg:desc>Total_cost_IFE.D4:Total_cost_IFE.D4</svg:desc>
                </draw:g>
              </table:table-cell>
              <table:table-cell office:value-type="string">
                <text:p>Low, CPI indexation</text:p>
                <draw:g>
                  <svg:desc>Total_cost_IFE.F4:Total_cost_IFE.F4</svg:desc>
                </draw:g>
              </table:table-cell>
              <table:table-cell office:value-type="string">
                <text:p>Central, CPI indexation</text:p>
                <draw:g>
                  <svg:desc>Total_cost_IFE.E4:Total_cost_IFE.E4</svg:desc>
                </draw:g>
              </table:table-cell>
              <table:table-cell office:value-type="string">
                <text:p>High, CPI indexation</text:p>
                <draw:g>
                  <svg:desc>Total_cost_IFE.G4:Total_cost_IFE.G4</svg:desc>
                </draw:g>
              </table:table-cell>
            </table:table-row>
          </table:table-header-rows>
          <table:table-rows>
            <table:table-row>
              <table:table-cell office:value-type="float" office:value="2020">
                <text:p>2020</text:p>
                <draw:g>
                  <svg:desc>Total_cost_IFE.A11:Total_cost_IFE.A31</svg:desc>
                </draw:g>
              </table:table-cell>
              <table:table-cell office:value-type="float" office:value="0.0140125146255136">
                <text:p>0.0140125146255136</text:p>
                <draw:g>
                  <svg:desc>Total_cost_IFE.C11:Total_cost_IFE.C31</svg:desc>
                </draw:g>
              </table:table-cell>
              <table:table-cell office:value-type="float" office:value="0.0140953439257206">
                <text:p>0.0140953439257206</text:p>
                <draw:g>
                  <svg:desc>Total_cost_IFE.B11:Total_cost_IFE.B31</svg:desc>
                </draw:g>
              </table:table-cell>
              <table:table-cell office:value-type="float" office:value="0.0138699674397546">
                <text:p>0.0138699674397546</text:p>
                <draw:g>
                  <svg:desc>Total_cost_IFE.D11:Total_cost_IFE.D31</svg:desc>
                </draw:g>
              </table:table-cell>
              <table:table-cell office:value-type="float" office:value="0.0140125146255136">
                <text:p>0.0140125146255136</text:p>
                <draw:g>
                  <svg:desc>Total_cost_IFE.F11:Total_cost_IFE.F31</svg:desc>
                </draw:g>
              </table:table-cell>
              <table:table-cell office:value-type="float" office:value="0.0140953439257206">
                <text:p>0.0140953439257206</text:p>
                <draw:g>
                  <svg:desc>Total_cost_IFE.E11:Total_cost_IFE.E31</svg:desc>
                </draw:g>
              </table:table-cell>
              <table:table-cell office:value-type="float" office:value="0.0138699674397546">
                <text:p>0.0138699674397546</text:p>
                <draw:g>
                  <svg:desc>Total_cost_IFE.G11:Total_cost_IFE.G31</svg:desc>
                </draw:g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0164411482873542">
                <text:p>0.0164411482873542</text:p>
              </table:table-cell>
              <table:table-cell office:value-type="float" office:value="0.0161091338348497">
                <text:p>0.0161091338348497</text:p>
              </table:table-cell>
              <table:table-cell office:value-type="float" office:value="0.0165998947048172">
                <text:p>0.0165998947048172</text:p>
              </table:table-cell>
              <table:table-cell office:value-type="float" office:value="0.0181566053432104">
                <text:p>0.0181566053432104</text:p>
              </table:table-cell>
              <table:table-cell office:value-type="float" office:value="0.0174562289747186">
                <text:p>0.0174562289747186</text:p>
              </table:table-cell>
              <table:table-cell office:value-type="float" office:value="0.0172244180347486">
                <text:p>0.017224418034748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163567649633988">
                <text:p>0.0163567649633988</text:p>
              </table:table-cell>
              <table:table-cell office:value-type="float" office:value="0.015668791863277">
                <text:p>0.015668791863277</text:p>
              </table:table-cell>
              <table:table-cell office:value-type="float" office:value="0.0167170959730938">
                <text:p>0.0167170959730938</text:p>
              </table:table-cell>
              <table:table-cell office:value-type="float" office:value="0.0170710266009058">
                <text:p>0.0170710266009058</text:p>
              </table:table-cell>
              <table:table-cell office:value-type="float" office:value="0.0156860895252075">
                <text:p>0.0156860895252075</text:p>
              </table:table-cell>
              <table:table-cell office:value-type="float" office:value="0.0156140830174473">
                <text:p>0.015614083017447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156985439003589">
                <text:p>0.0156985439003589</text:p>
              </table:table-cell>
              <table:table-cell office:value-type="float" office:value="0.0156441126404711">
                <text:p>0.0156441126404711</text:p>
              </table:table-cell>
              <table:table-cell office:value-type="float" office:value="0.0163570267454187">
                <text:p>0.0163570267454187</text:p>
              </table:table-cell>
              <table:table-cell office:value-type="float" office:value="0.0153491829899329">
                <text:p>0.0153491829899329</text:p>
              </table:table-cell>
              <table:table-cell office:value-type="float" office:value="0.0145749997384215">
                <text:p>0.0145749997384215</text:p>
              </table:table-cell>
              <table:table-cell office:value-type="float" office:value="0.0138929966032844">
                <text:p>0.0138929966032844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0.0150925557450811">
                <text:p>0.0150925557450811</text:p>
              </table:table-cell>
              <table:table-cell office:value-type="float" office:value="0.0147426156214015">
                <text:p>0.0147426156214015</text:p>
              </table:table-cell>
              <table:table-cell office:value-type="float" office:value="0.0156722426333391">
                <text:p>0.0156722426333391</text:p>
              </table:table-cell>
              <table:table-cell office:value-type="float" office:value="0.0140205412524613">
                <text:p>0.0140205412524613</text:p>
              </table:table-cell>
              <table:table-cell office:value-type="float" office:value="0.0130279711713245">
                <text:p>0.0130279711713245</text:p>
              </table:table-cell>
              <table:table-cell office:value-type="float" office:value="0.0125809594334379">
                <text:p>0.0125809594334379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0.0145269303325741">
                <text:p>0.0145269303325741</text:p>
              </table:table-cell>
              <table:table-cell office:value-type="float" office:value="0.0140368327435751">
                <text:p>0.0140368327435751</text:p>
              </table:table-cell>
              <table:table-cell office:value-type="float" office:value="0.0144015258356375">
                <text:p>0.0144015258356375</text:p>
              </table:table-cell>
              <table:table-cell office:value-type="float" office:value="0.0130559687645288">
                <text:p>0.0130559687645288</text:p>
              </table:table-cell>
              <table:table-cell office:value-type="float" office:value="0.0119254719522791">
                <text:p>0.0119254719522791</text:p>
              </table:table-cell>
              <table:table-cell office:value-type="float" office:value="0.0111325631346775">
                <text:p>0.0111325631346775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0.0137068872958734">
                <text:p>0.0137068872958734</text:p>
              </table:table-cell>
              <table:table-cell office:value-type="float" office:value="0.0134190025886239">
                <text:p>0.0134190025886239</text:p>
              </table:table-cell>
              <table:table-cell office:value-type="float" office:value="0.0136911995831407">
                <text:p>0.0136911995831407</text:p>
              </table:table-cell>
              <table:table-cell office:value-type="float" office:value="0.0118758347336671">
                <text:p>0.0118758347336671</text:p>
              </table:table-cell>
              <table:table-cell office:value-type="float" office:value="0.0109639103034344">
                <text:p>0.0109639103034344</text:p>
              </table:table-cell>
              <table:table-cell office:value-type="float" office:value="0.00988641348575916">
                <text:p>0.00988641348575916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0.0130700260594444">
                <text:p>0.0130700260594444</text:p>
              </table:table-cell>
              <table:table-cell office:value-type="float" office:value="0.012306348712894">
                <text:p>0.012306348712894</text:p>
              </table:table-cell>
              <table:table-cell office:value-type="float" office:value="0.0130455541921885">
                <text:p>0.0130455541921885</text:p>
              </table:table-cell>
              <table:table-cell office:value-type="float" office:value="0.010905378099361">
                <text:p>0.010905378099361</text:p>
              </table:table-cell>
              <table:table-cell office:value-type="float" office:value="0.00963706815924291">
                <text:p>0.00963706815924291</text:p>
              </table:table-cell>
              <table:table-cell office:value-type="float" office:value="0.00896093266452819">
                <text:p>0.00896093266452819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0.0121849276216636">
                <text:p>0.0121849276216636</text:p>
              </table:table-cell>
              <table:table-cell office:value-type="float" office:value="0.01182006387922">
                <text:p>0.01182006387922</text:p>
              </table:table-cell>
              <table:table-cell office:value-type="float" office:value="0.0118687904158169">
                <text:p>0.0118687904158169</text:p>
              </table:table-cell>
              <table:table-cell office:value-type="float" office:value="0.00987212642906077">
                <text:p>0.00987212642906077</text:p>
              </table:table-cell>
              <table:table-cell office:value-type="float" office:value="0.00898171497556375">
                <text:p>0.00898171497556375</text:p>
              </table:table-cell>
              <table:table-cell office:value-type="float" office:value="0.00796761343533385">
                <text:p>0.00796761343533385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0.0111691599237664">
                <text:p>0.0111691599237664</text:p>
              </table:table-cell>
              <table:table-cell office:value-type="float" office:value="0.0106743078180979">
                <text:p>0.0106743078180979</text:p>
              </table:table-cell>
              <table:table-cell office:value-type="float" office:value="0.0108325228646062">
                <text:p>0.0108325228646062</text:p>
              </table:table-cell>
              <table:table-cell office:value-type="float" office:value="0.00888632474039792">
                <text:p>0.00888632474039792</text:p>
              </table:table-cell>
              <table:table-cell office:value-type="float" office:value="0.00798148063263601">
                <text:p>0.00798148063263601</text:p>
              </table:table-cell>
              <table:table-cell office:value-type="float" office:value="0.00713089630148658">
                <text:p>0.00713089630148658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0100775155420735">
                <text:p>0.0100775155420735</text:p>
              </table:table-cell>
              <table:table-cell office:value-type="float" office:value="0.00945037761225839">
                <text:p>0.00945037761225839</text:p>
              </table:table-cell>
              <table:table-cell office:value-type="float" office:value="0.00943290239204198">
                <text:p>0.00943290239204198</text:p>
              </table:table-cell>
              <table:table-cell office:value-type="float" office:value="0.00796798209853379">
                <text:p>0.00796798209853379</text:p>
              </table:table-cell>
              <table:table-cell office:value-type="float" office:value="0.00698291988662539">
                <text:p>0.00698291988662539</text:p>
              </table:table-cell>
              <table:table-cell office:value-type="float" office:value="0.00610739810510005">
                <text:p>0.00610739810510005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0.00895052131206802">
                <text:p>0.00895052131206802</text:p>
              </table:table-cell>
              <table:table-cell office:value-type="float" office:value="0.00865700284515599">
                <text:p>0.00865700284515599</text:p>
              </table:table-cell>
              <table:table-cell office:value-type="float" office:value="0.0086369001921462">
                <text:p>0.0086369001921462</text:p>
              </table:table-cell>
              <table:table-cell office:value-type="float" office:value="0.00703139516670902">
                <text:p>0.00703139516670902</text:p>
              </table:table-cell>
              <table:table-cell office:value-type="float" office:value="0.00632974001637966">
                <text:p>0.00632974001637966</text:p>
              </table:table-cell>
              <table:table-cell office:value-type="float" office:value="0.00550601172002783">
                <text:p>0.00550601172002783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0.00808802169820513">
                <text:p>0.00808802169820513</text:p>
              </table:table-cell>
              <table:table-cell office:value-type="float" office:value="0.00775235279960389">
                <text:p>0.00775235279960389</text:p>
              </table:table-cell>
              <table:table-cell office:value-type="float" office:value="0.00765843362746271">
                <text:p>0.00765843362746271</text:p>
              </table:table-cell>
              <table:table-cell office:value-type="float" office:value="0.00633808142789642">
                <text:p>0.00633808142789642</text:p>
              </table:table-cell>
              <table:table-cell office:value-type="float" office:value="0.00563918317247442">
                <text:p>0.00563918317247442</text:p>
              </table:table-cell>
              <table:table-cell office:value-type="float" office:value="0.00480963856537754">
                <text:p>0.00480963856537754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0.00701026735390772">
                <text:p>0.00701026735390772</text:p>
              </table:table-cell>
              <table:table-cell office:value-type="float" office:value="0.00674122950527806">
                <text:p>0.00674122950527806</text:p>
              </table:table-cell>
              <table:table-cell office:value-type="float" office:value="0.00651347740805986">
                <text:p>0.00651347740805986</text:p>
              </table:table-cell>
              <table:table-cell office:value-type="float" office:value="0.00549704746367812">
                <text:p>0.00549704746367812</text:p>
              </table:table-cell>
              <table:table-cell office:value-type="float" office:value="0.00488986194215999">
                <text:p>0.00488986194215999</text:p>
              </table:table-cell>
              <table:table-cell office:value-type="float" office:value="0.00404212201443158">
                <text:p>0.00404212201443158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0.0059864794584103">
                <text:p>0.0059864794584103</text:p>
              </table:table-cell>
              <table:table-cell office:value-type="float" office:value="0.00570961765993716">
                <text:p>0.00570961765993716</text:p>
              </table:table-cell>
              <table:table-cell office:value-type="float" office:value="0.0053334712252001">
                <text:p>0.0053334712252001</text:p>
              </table:table-cell>
              <table:table-cell office:value-type="float" office:value="0.00466867659077586">
                <text:p>0.00466867659077586</text:p>
              </table:table-cell>
              <table:table-cell office:value-type="float" office:value="0.00411414098726928">
                <text:p>0.00411414098726928</text:p>
              </table:table-cell>
              <table:table-cell office:value-type="float" office:value="0.00327027102546947">
                <text:p>0.00327027102546947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0.00541807759401968">
                <text:p>0.00541807759401968</text:p>
              </table:table-cell>
              <table:table-cell office:value-type="float" office:value="0.00473849521594959">
                <text:p>0.00473849521594959</text:p>
              </table:table-cell>
              <table:table-cell office:value-type="float" office:value="0.00444529925450063">
                <text:p>0.00444529925450063</text:p>
              </table:table-cell>
              <table:table-cell office:value-type="float" office:value="0.00420942205954942">
                <text:p>0.00420942205954942</text:p>
              </table:table-cell>
              <table:table-cell office:value-type="float" office:value="0.00338364738549536">
                <text:p>0.00338364738549536</text:p>
              </table:table-cell>
              <table:table-cell office:value-type="float" office:value="0.00270037109935816">
                <text:p>0.00270037109935816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0.00446283742707352">
                <text:p>0.00446283742707352</text:p>
              </table:table-cell>
              <table:table-cell office:value-type="float" office:value="0.00419374414769952">
                <text:p>0.00419374414769952</text:p>
              </table:table-cell>
              <table:table-cell office:value-type="float" office:value="0.00382865767223766">
                <text:p>0.00382865767223766</text:p>
              </table:table-cell>
              <table:table-cell office:value-type="float" office:value="0.00345688386347211">
                <text:p>0.00345688386347211</text:p>
              </table:table-cell>
              <table:table-cell office:value-type="float" office:value="0.00297729536101603">
                <text:p>0.00297729536101603</text:p>
              </table:table-cell>
              <table:table-cell office:value-type="float" office:value="0.00230261407622633">
                <text:p>0.00230261407622633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0.00401412466763936">
                <text:p>0.00401412466763936</text:p>
              </table:table-cell>
              <table:table-cell office:value-type="float" office:value="0.00327429664165048">
                <text:p>0.00327429664165048</text:p>
              </table:table-cell>
              <table:table-cell office:value-type="float" office:value="0.0031312878646476">
                <text:p>0.0031312878646476</text:p>
              </table:table-cell>
              <table:table-cell office:value-type="float" office:value="0.00310589532896323">
                <text:p>0.00310589532896323</text:p>
              </table:table-cell>
              <table:table-cell office:value-type="float" office:value="0.00231160321584474">
                <text:p>0.00231160321584474</text:p>
              </table:table-cell>
              <table:table-cell office:value-type="float" office:value="0.00186648617492468">
                <text:p>0.00186648617492468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0.00325684203471095">
                <text:p>0.00325684203471095</text:p>
              </table:table-cell>
              <table:table-cell office:value-type="float" office:value="0.00288765118384808">
                <text:p>0.00288765118384808</text:p>
              </table:table-cell>
              <table:table-cell office:value-type="float" office:value="0.0024476197950608">
                <text:p>0.0024476197950608</text:p>
              </table:table-cell>
              <table:table-cell office:value-type="float" office:value="0.00251477464419116">
                <text:p>0.00251477464419116</text:p>
              </table:table-cell>
              <table:table-cell office:value-type="float" office:value="0.00202577800692116">
                <text:p>0.00202577800692116</text:p>
              </table:table-cell>
              <table:table-cell office:value-type="float" office:value="0.00144766697988913">
                <text:p>0.00144766697988913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0.00284851472014792">
                <text:p>0.00284851472014792</text:p>
              </table:table-cell>
              <table:table-cell office:value-type="float" office:value="0.00244079995122915">
                <text:p>0.00244079995122915</text:p>
              </table:table-cell>
              <table:table-cell office:value-type="float" office:value="0.00195082336143174">
                <text:p>0.00195082336143174</text:p>
              </table:table-cell>
              <table:table-cell office:value-type="float" office:value="0.0021978491505926">
                <text:p>0.0021978491505926</text:p>
              </table:table-cell>
              <table:table-cell office:value-type="float" office:value="0.00170187388964154">
                <text:p>0.00170187388964154</text:p>
              </table:table-cell>
              <table:table-cell office:value-type="float" office:value="0.00114255931530014">
                <text:p>0.00114255931530014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0258245784811949">
                <text:p>0.00258245784811949</text:p>
              </table:table-cell>
              <table:table-cell office:value-type="float" office:value="0.00215759635411152">
                <text:p>0.00215759635411152</text:p>
              </table:table-cell>
              <table:table-cell office:value-type="float" office:value="0.0018316397055125">
                <text:p>0.0018316397055125</text:p>
              </table:table-cell>
              <table:table-cell office:value-type="float" office:value="0.00200259778031539">
                <text:p>0.00200259778031539</text:p>
              </table:table-cell>
              <table:table-cell office:value-type="float" office:value="0.00149903363706139">
                <text:p>0.00149903363706139</text:p>
              </table:table-cell>
              <table:table-cell office:value-type="float" office:value="0.00106091830562531">
                <text:p>0.00106091830562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